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orphans="0" fo:widows="0" fo:padding="0in" fo:border="none"/>
    </style:style>
    <style:style style:name="P2" style:family="paragraph" style:parent-style-name="Standard">
      <style:paragraph-properties fo:margin-top="0in" fo:margin-bottom="0in" loext:contextual-spacing="false" fo:line-height="100%" fo:orphans="0" fo:widows="0" fo:padding="0in" fo:border="none">
        <style:tab-stops>
          <style:tab-stop style:position="4.9374in"/>
        </style:tab-stops>
      </style:paragraph-properties>
    </style:style>
    <style:style style:name="P3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4.9374in"/>
        </style:tab-stops>
      </style:paragraph-properties>
    </style:style>
    <style:style style:name="P4" style:family="paragraph" style:parent-style-name="Standard">
      <style:paragraph-properties fo:margin-top="0in" fo:margin-bottom="0in" loext:contextual-spacing="false" fo:line-height="100%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top="0in" fo:margin-bottom="0in" loext:contextual-spacing="false" fo:line-height="100%" fo:orphans="0" fo:widows="0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top="0in" fo:margin-bottom="0in" loext:contextual-spacing="false" fo:line-height="100%" fo:orphans="0" fo:widows="0" fo:padding="0in" fo:border="none">
        <style:tab-stops>
          <style:tab-stop style:position="4.9374in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top="0in" fo:margin-bottom="0in" loext:contextual-spacing="false" fo:line-height="100%" fo:padding="0in" fo:border="none"/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P9" style:family="paragraph" style:parent-style-name="Standard">
      <style:paragraph-properties fo:margin-top="0in" fo:margin-bottom="0in" loext:contextual-spacing="false" fo:line-height="100%" fo:orphans="0" fo:widows="0" fo:padding="0in" fo:border="none">
        <style:tab-stops>
          <style:tab-stop style:position="4.9374in"/>
        </style:tab-stops>
      </style:paragraph-properties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 fo:orphans="0" fo:widows="0" fo:padding="0in" fo:border="non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 fo:orphans="0" fo:widows="0">
        <style:tab-stops>
          <style:tab-stop style:position="4.9374in"/>
        </style:tab-stops>
      </style:paragraph-properties>
    </style:style>
    <style:style style:name="P12" style:family="paragraph" style:parent-style-name="Standard">
      <style:paragraph-properties fo:margin-top="0in" fo:margin-bottom="0in" loext:contextual-spacing="false" fo:line-height="100%" fo:orphans="0" fo:widows="0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3" style:family="paragraph" style:parent-style-name="Standard">
      <style:paragraph-properties fo:margin-top="0in" fo:margin-bottom="0in" loext:contextual-spacing="false" fo:line-height="100%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Standard">
      <style:paragraph-properties fo:margin-top="0in" fo:margin-bottom="0in" loext:contextual-spacing="false" fo:line-height="100%" fo:orphans="0" fo:widows="0" fo:padding="0in" fo:border="non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padding="0in" fo:border="non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6" style:family="paragraph" style:parent-style-name="Standard">
      <style:paragraph-properties fo:margin-top="0in" fo:margin-bottom="0in" loext:contextual-spacing="false" fo:line-height="100%" fo:orphans="0" fo:widows="0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7" style:family="paragraph" style:parent-style-name="Standard">
      <style:paragraph-properties fo:margin-top="0in" fo:margin-bottom="0in" loext:contextual-spacing="false" fo:line-height="100%" fo:orphans="0" fo:widows="0" fo:break-before="page" fo:padding="0in" fo:border="non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8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 fo:padding="0in" fo:border="non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Standard" style:list-style-name="WWNum3">
      <style:paragraph-properties fo:margin-left="0.5in" fo:margin-right="0in" fo:margin-top="0in" fo:margin-bottom="0in" loext:contextual-spacing="true" fo:line-height="100%" fo:orphans="0" fo:widows="0" fo:text-indent="-0.25in" style:auto-text-indent="false">
        <style:tab-stops>
          <style:tab-stop style:position="4.9374in"/>
        </style:tab-stops>
      </style:paragraph-properties>
    </style:style>
    <style:style style:name="P20" style:family="paragraph" style:parent-style-name="Standard" style:list-style-name="WWNum3">
      <style:paragraph-properties fo:margin-left="0.5in" fo:margin-right="0in" fo:margin-top="0in" fo:margin-bottom="0in" loext:contextual-spacing="true" fo:line-height="100%" fo:orphans="0" fo:widows="0" fo:text-indent="-0.25in" style:auto-text-indent="false">
        <style:tab-stops>
          <style:tab-stop style:position="4.9374in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1" style:family="paragraph" style:parent-style-name="Standard" style:list-style-name="WWNum1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2" style:family="paragraph" style:parent-style-name="Standard" style:list-style-name="WWNum7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3" style:family="paragraph" style:parent-style-name="Standard" style:list-style-name="WWNum5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4" style:family="paragraph" style:parent-style-name="Standard" style:list-style-name="WWNum3">
      <style:paragraph-properties fo:margin-left="0.5in" fo:margin-right="0in" fo:margin-top="0in" fo:margin-bottom="0in" loext:contextual-spacing="true" fo:line-height="100%" fo:orphans="0" fo:widows="0" fo:text-indent="-0.25in" style:auto-text-indent="false" fo:padding="0in" fo:border="none">
        <style:tab-stops>
          <style:tab-stop style:position="4.9374in"/>
        </style:tab-stops>
      </style:paragraph-properties>
    </style:style>
    <style:style style:name="P25" style:family="paragraph" style:parent-style-name="Standard" style:list-style-name="WWNum4">
      <style:paragraph-properties fo:margin-left="0.5in" fo:margin-right="0in" fo:margin-top="0in" fo:margin-bottom="0in" loext:contextual-spacing="true" fo:line-height="100%" fo:orphans="0" fo:widows="0" fo:text-indent="-0.25in" style:auto-text-indent="false" fo:padding="0in" fo:border="none">
        <style:tab-stops>
          <style:tab-stop style:position="4.9374in"/>
        </style:tab-stops>
      </style:paragraph-properties>
    </style:style>
    <style:style style:name="P26" style:family="paragraph" style:parent-style-name="Standard" style:list-style-name="WWNum6">
      <style:paragraph-properties fo:margin-left="0.5in" fo:margin-right="0in" fo:margin-top="0in" fo:margin-bottom="0in" loext:contextual-spacing="true" fo:line-height="100%" fo:text-indent="-0.25in" style:auto-text-indent="false" fo:padding="0in" fo:border="none">
        <style:tab-stops>
          <style:tab-stop style:position="4.9374in"/>
        </style:tab-stops>
      </style:paragraph-properties>
    </style:style>
    <style:style style:name="P27" style:family="paragraph" style:parent-style-name="Standard" style:list-style-name="WWNum10">
      <style:paragraph-properties fo:margin-left="0.5in" fo:margin-right="0in" fo:margin-top="0in" fo:margin-bottom="0in" loext:contextual-spacing="true" fo:line-height="100%" fo:text-indent="-0.25in" style:auto-text-indent="false" fo:padding="0in" fo:border="none">
        <style:tab-stops>
          <style:tab-stop style:position="4.9374in"/>
        </style:tab-stops>
      </style:paragraph-properties>
    </style:style>
    <style:style style:name="P28" style:family="paragraph" style:parent-style-name="Standard" style:list-style-name="WWNum3">
      <style:paragraph-properties fo:margin-left="0.5in" fo:margin-right="0in" fo:margin-top="0in" fo:margin-bottom="0in" loext:contextual-spacing="true" fo:line-height="100%" fo:orphans="0" fo:widows="0" fo:text-indent="-0.25in" style:auto-text-indent="false" fo:padding="0in" fo:border="none">
        <style:tab-stops>
          <style:tab-stop style:position="4.9374in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9" style:family="paragraph" style:parent-style-name="Standard" style:list-style-name="WWNum4">
      <style:paragraph-properties fo:margin-left="0.5in" fo:margin-right="0in" fo:margin-top="0in" fo:margin-bottom="0in" loext:contextual-spacing="true" fo:line-height="100%" fo:orphans="0" fo:widows="0" fo:text-indent="-0.25in" style:auto-text-indent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0" style:family="paragraph" style:parent-style-name="Standard" style:list-style-name="WWNum8">
      <style:paragraph-properties fo:margin-left="0.5in" fo:margin-right="0in" fo:margin-top="0in" fo:margin-bottom="0in" loext:contextual-spacing="true" fo:line-height="100%" fo:orphans="0" fo:widows="0" fo:text-indent="-0.25in" style:auto-text-indent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1" style:family="paragraph" style:parent-style-name="Standard" style:list-style-name="WWNum2">
      <style:paragraph-properties fo:margin-left="0.5in" fo:margin-right="0in" fo:margin-top="0in" fo:margin-bottom="0in" loext:contextual-spacing="true" fo:line-height="100%" fo:orphans="0" fo:widows="0" fo:text-indent="-0.25in" style:auto-text-indent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2" style:family="paragraph" style:parent-style-name="Standard" style:list-style-name="WWNum5">
      <style:paragraph-properties fo:margin-left="0.5in" fo:margin-right="0in" fo:margin-top="0in" fo:margin-bottom="0in" loext:contextual-spacing="true" fo:line-height="100%" fo:orphans="0" fo:widows="0" fo:text-indent="-0.25in" style:auto-text-indent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3" style:family="paragraph" style:parent-style-name="Standard" style:list-style-name="WWNum6">
      <style:paragraph-properties fo:margin-left="0.5in" fo:margin-right="0in" fo:margin-top="0in" fo:margin-bottom="0in" loext:contextual-spacing="true" fo:line-height="100%" fo:text-indent="-0.25in" style:auto-text-indent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4" style:family="paragraph" style:parent-style-name="Standard" style:list-style-name="WWNum10">
      <style:paragraph-properties fo:margin-left="0.5in" fo:margin-right="0in" fo:margin-top="0in" fo:margin-bottom="0in" loext:contextual-spacing="true" fo:line-height="100%" fo:text-indent="-0.25in" style:auto-text-indent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5" style:family="paragraph" style:parent-style-name="Standard" style:list-style-name="WWNum9">
      <style:paragraph-properties fo:margin-left="0.5in" fo:margin-right="0in" fo:margin-top="0in" fo:margin-bottom="0in" loext:contextual-spacing="true" fo:line-height="100%" fo:text-indent="-0.25in" style:auto-text-indent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6" style:family="paragraph" style:parent-style-name="Standard" style:list-style-name="WWNum7">
      <style:paragraph-properties fo:margin-left="1in" fo:margin-right="0in" fo:margin-top="0in" fo:margin-bottom="0in" loext:contextual-spacing="true" fo:line-height="100%" fo:orphans="0" fo:widows="0" fo:text-indent="-0.2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7" style:family="paragraph" style:parent-style-name="Standard" style:list-style-name="WWNum5">
      <style:paragraph-properties fo:margin-left="1in" fo:margin-right="0in" fo:margin-top="0in" fo:margin-bottom="0in" loext:contextual-spacing="true" fo:line-height="100%" fo:orphans="0" fo:widows="0" fo:text-indent="-0.25in" style:auto-text-indent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padding="0in" fo:border="none"/>
      <style:text-properties officeooo:paragraph-rsid="00125cb2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25cb2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Kevin Vo Chi Hieu Murphy</text:p>
      <text:p text:style-name="P38"><text:span text:style-name="T3">kevin@kvchmurphy.com | </text:span><text:span text:style-name="T2">https://kvchmurphy.com</text:span></text:p>
      <text:p text:style-name="P5"/>
      <text:p text:style-name="P10">Professional Experience</text:p>
      <text:p text:style-name="P11"><text:span text:style-name="T4">Liquid Web, </text:span><text:span text:style-name="T2">Lansing, MI <text:s text:c="84"/>Oct. 2017 - Present</text:span></text:p>
      <text:list xml:id="list2139069451" text:style-name="WWNum3">
        <text:list-item>
          <text:p text:style-name="P19"><text:span text:style-name="T2">Create detail orientated orders for customers <text:s text:c="17"/></text:span><text:span text:style-name="T1">Windows Enterprise Technician</text:span></text:p>
        </text:list-item>
        <text:list-item>
          <text:p text:style-name="P20">Install &amp; Support Microsoft DPM, IIS, SQL, and Active Directory</text:p>
        </text:list-item>
        <text:list-item>
          <text:p text:style-name="P20">Mentor Windows Support Technicians</text:p>
        </text:list-item>
      </text:list>
      <text:p text:style-name="P9"/>
      <text:p text:style-name="P2"><text:span text:style-name="T4">Liquid Web, </text:span><text:span text:style-name="T2">Lansing, MI <text:s text:c="79"/>Dec. 2016 - Oct. 2017</text:span></text:p>
      <text:list xml:id="list150410461376759" text:continue-numbering="true" text:style-name="WWNum3">
        <text:list-item>
          <text:p text:style-name="P24"><text:span text:style-name="T2">Collaborate with internal teams <text:s text:c="42"/></text:span><text:span text:style-name="T1">Windows Support Technician</text:span></text:p>
        </text:list-item>
        <text:list-item>
          <text:p text:style-name="P28">Troubleshoot Plesk Onyx and Windows Servers</text:p>
        </text:list-item>
        <text:list-item>
          <text:p text:style-name="P28">Customer support via live chats, tickets, and phones</text:p>
        </text:list-item>
      </text:list>
      <text:p text:style-name="P7"/>
      <text:p text:style-name="P2"><text:span text:style-name="T4">EmploymentGroup</text:span><text:span text:style-name="T2">, Battle Creek, MI <text:s text:c="59"/>Apr. 2014 - Dec. 2016</text:span></text:p>
      <text:list xml:id="list43178570" text:style-name="WWNum4">
        <text:list-item>
          <text:p text:style-name="P25"><text:span text:style-name="T2">Level 1 Technical Support <text:s text:c="79"/></text:span><text:span text:style-name="T1">IT Specialist</text:span></text:p>
        </text:list-item>
        <text:list-item>
          <text:p text:style-name="P29">Assisted Lead Systems Engineer </text:p>
        </text:list-item>
        <text:list-item>
          <text:p text:style-name="P29">Infrastructure monitoring with Zenoss</text:p>
        </text:list-item>
        <text:list-item>
          <text:p text:style-name="P29">Infrastructure backups with Veeam and BackupPC</text:p>
        </text:list-item>
        <text:list-item>
          <text:p text:style-name="P29">Took an active role in a migration to new recruiting software</text:p>
        </text:list-item>
        <text:list-item>
          <text:p text:style-name="P29">Created standard operating procedures for new software</text:p>
        </text:list-item>
      </text:list>
      <text:p text:style-name="P6"/>
      <text:p text:style-name="P2"><text:span text:style-name="T4">Calhoun Intermediate School District</text:span><text:span text:style-name="T2">, Marshall, MI <text:s text:c="34"/>Mar. 2013 - Sept. 2013</text:span></text:p>
      <text:list xml:id="list1154050847" text:style-name="WWNum6">
        <text:list-item>
          <text:p text:style-name="P26"><text:span text:style-name="T2">Level 1 Technical Support <text:s text:c="64"/></text:span><text:span text:style-name="T1">Technology Assistant</text:span></text:p>
        </text:list-item>
        <text:list-item>
          <text:p text:style-name="P33">Utilize Windows Deployment Systems</text:p>
        </text:list-item>
        <text:list-item>
          <text:p text:style-name="P33">Configure mobile technical carts for students</text:p>
        </text:list-item>
        <text:list-item>
          <text:p text:style-name="P33">Configure student computer labs</text:p>
        </text:list-item>
      </text:list>
      <text:p text:style-name="P8"/>
      <text:p text:style-name="P3"><text:span text:style-name="T4">PC Consultants of SW MI</text:span><text:span text:style-name="T2">, Battle Creek, MI <text:s text:c="49"/>Jun. 2012 - Dec. 2012</text:span></text:p>
      <text:list xml:id="list1754334294" text:style-name="WWNum10">
        <text:list-item>
          <text:p text:style-name="P27"><text:span text:style-name="T2">Desktop and laptop repair <text:s text:c="64"/></text:span><text:span text:style-name="T1">Computer Technician</text:span></text:p>
        </text:list-item>
        <text:list-item>
          <text:p text:style-name="P34">Data recovery &amp; Virus removal</text:p>
        </text:list-item>
        <text:list-item>
          <text:p text:style-name="P34">Inventory management</text:p>
        </text:list-item>
        <text:list-item>
          <text:p text:style-name="P34">Salesman of DirecTV and Dish Network products</text:p>
        </text:list-item>
      </text:list>
      <text:p text:style-name="P12"/>
      <text:p text:style-name="P12">Certifications</text:p>
      <text:list xml:id="list280517536" text:style-name="WWNum1">
        <text:list-item>
          <text:p text:style-name="P21">CompTIA A+ (2010) (COMP001020179103)</text:p>
        </text:list-item>
      </text:list>
      <text:p text:style-name="P13"/>
      <text:p text:style-name="P12">Awards</text:p>
      <text:list xml:id="list3280467065" text:style-name="WWNum7">
        <text:list-item>
          <text:p text:style-name="P22">Kellogg Community College Dean's List (four semesters)</text:p>
        </text:list-item>
        <text:list-item>
          <text:p text:style-name="P22">Phi Theta Kappa</text:p>
        </text:list-item>
        <text:list-item>
          <text:p text:style-name="P22">Cyber Foundations award, as the result of a National Security Competition (2012)</text:p>
          <text:list>
            <text:list-item>
              <text:p text:style-name="P36">Ranked 7th in the State of Michigan and top 10% in the nation</text:p>
            </text:list-item>
          </text:list>
        </text:list-item>
      </text:list>
      <text:p text:style-name="P4"/>
      <text:p text:style-name="P10"/>
      <text:p text:style-name="P17">Education</text:p>
      <text:p text:style-name="P1"><text:span text:style-name="T4">Udacity</text:span><text:span text:style-name="T2">, Online<text:tab/><text:tab/><text:tab/><text:tab/><text:tab/><text:tab/> <text:s text:c="23"/>Dec. 2017 - Feb. 2018</text:span></text:p>
      <text:list xml:id="list2879265773" text:style-name="WWNum8">
        <text:list-item>
          <text:p text:style-name="P30">Data Foundations Nanodegree</text:p>
        </text:list-item>
      </text:list>
      <text:p text:style-name="P10"/>
      <text:p text:style-name="P2"><text:span text:style-name="T4">Kellogg Community College</text:span><text:span text:style-name="T2">, Battle Creek, MI <text:s text:c="61"/>2012 - 2014</text:span></text:p>
      <text:list xml:id="list3612157725" text:style-name="WWNum2">
        <text:list-item>
          <text:p text:style-name="P31">Field of Study: Computer Networking</text:p>
        </text:list-item>
      </text:list>
      <text:p text:style-name="P9"/>
      <text:p text:style-name="P2"><text:span text:style-name="T4">Calhoun Area Career Center</text:span><text:span text:style-name="T2">, Battle Creek, MI <text:s text:c="60"/>2010 - 2012</text:span></text:p>
      <text:list xml:id="list2319471499" text:style-name="WWNum9">
        <text:list-item>
          <text:p text:style-name="P35">Computer Networking Program</text:p>
        </text:list-item>
      </text:list>
      <text:p text:style-name="P9"/>
      <text:p text:style-name="P2"><text:span text:style-name="T4">Marshall High School</text:span><text:span text:style-name="T2">, Marshall, MI <text:s text:c="77"/>2008 - 2012</text:span></text:p>
      <text:p text:style-name="P6"/>
      <text:p text:style-name="P10">Personal Projects</text:p>
      <text:list xml:id="list3799326346" text:style-name="WWNum5">
        <text:list-item>
          <text:p text:style-name="P32">Data analysis of my text messages and dreams using Tableau, Google BigQuery, Google Data Studio, and Excel</text:p>
        </text:list-item>
        <text:list-item>
          <text:p text:style-name="P32">E-mail using Google G Suite and Microsoft Office 365</text:p>
        </text:list-item>
        <text:list-item>
          <text:p text:style-name="P32">Homelab utilizing </text:p>
          <text:list>
            <text:list-item>
              <text:p text:style-name="P37">Amazon Web Services, Google Compute Engine, and Microsoft Azure</text:p>
            </text:list-item>
            <text:list-item>
              <text:p text:style-name="P37">Backblaze B2</text:p>
            </text:list-item>
            <text:list-item>
              <text:p text:style-name="P37">VMWare ESXi</text:p>
            </text:list-item>
            <text:list-item>
              <text:p text:style-name="P37">pFsense</text:p>
            </text:list-item>
            <text:list-item>
              <text:p text:style-name="P37">IPsec VPN Tunnels</text:p>
            </text:list-item>
          </text:list>
        </text:list-item>
        <text:list-item>
          <text:p text:style-name="P32">Personal website</text:p>
        </text:list-item>
        <text:list-item>
          <text:p text:style-name="P23">Technical walkthroughs for FreeNAS, WIM Images, WDS, and Google Compute Engine</text:p>
        </text:list-item>
      </text:list>
      <text:p text:style-name="P6"/>
      <text:p text:style-name="P15">References 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38" style:display-name="ListLabel 38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56" style:display-name="ListLabel 56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 LibreOffice_project/22b09f6418e8c2d508a9eaf86b2399209b0990f4</meta:generator>
    <dc:date>2018-04-02T15:04:09.149000000</dc:date>
    <meta:editing-duration>PT1M22S</meta:editing-duration>
    <meta:editing-cycles>2</meta:editing-cycles>
    <meta:document-statistic meta:table-count="0" meta:image-count="0" meta:object-count="0" meta:page-count="2" meta:paragraph-count="55" meta:word-count="371" meta:character-count="3083" meta:non-whitespace-character-count="2005"/>
  </office:meta>
</office:document-meta>
</file>